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62195E306C192054.png" manifest:media-type="image/png"/>
  <manifest:file-entry manifest:full-path="Pictures/100000010000022300000223A13E582E76C3CBB6.png" manifest:media-type="image/png"/>
  <manifest:file-entry manifest:full-path="Pictures/10000001000004B00000015EAFFAA4876F92E4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dp2" style:family="drawing-page">
      <style:drawing-page-properties draw:fill="gradient" draw:fill-color="#729fcf" draw:fill-gradient-name="gradient"/>
    </style:style>
    <style:style style:name="dp3" style:family="drawing-page">
      <style:drawing-page-properties draw:fill="gradient" draw:fill-gradient-name="gradient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cm" svg:stroke-color="#0b7ef0" draw:stroke-linejoin="miter" draw:fill-color="#0b7ef0" draw:textarea-horizontal-align="justify" draw:textarea-vertical-align="middle" draw:auto-grow-height="false" fo:min-height="3.187cm" fo:min-width="27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b7ef0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1.577cm" svg:height="11.577cm" svg:x="8.25cm" svg:y="0.673cm">
          <draw:image xlink:href="Pictures/100000010000022300000223A13E582E76C3CBB6.png" xlink:type="simple" xlink:show="embed" xlink:actuate="onLoad" draw:mime-type="image/png">
            <text:p/>
          </draw:image>
        </draw:frame>
      </draw:page>
      <draw:page draw:name="page2" draw:style-name="dp2" draw:master-page-name="Predeterminado">
        <draw:custom-shape draw:style-name="gr2" draw:text-style-name="P2" draw:layer="layout" svg:width="28cm" svg:height="3.437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919cm" svg:height="1.919cm" svg:x="25.5cm" svg:y="13.25cm">
          <draw:image xlink:href="Pictures/10000000000002000000020062195E306C192054.png" xlink:type="simple" xlink:show="embed" xlink:actuate="onLoad" draw:mime-type="image/png">
            <text:p/>
          </draw:image>
        </draw:frame>
      </draw:page>
      <draw:page draw:name="page3" draw:style-name="dp3" draw:master-page-name="Predeterminado">
        <draw:frame draw:style-name="gr1" draw:text-style-name="P1" draw:layer="layout" svg:width="1.919cm" svg:height="1.919cm" svg:x="25.501cm" svg:y="13.251cm">
          <draw:image xlink:href="Pictures/10000000000002000000020062195E306C192054.png" xlink:type="simple" xlink:show="embed" xlink:actuate="onLoad" draw:mime-type="image/png">
            <text:p/>
          </draw:image>
        </draw:frame>
      </draw:page>
      <draw:page draw:name="page4" draw:style-name="dp1" draw:master-page-name="Predeterminado">
        <draw:frame draw:style-name="gr1" draw:text-style-name="P1" draw:layer="layout" svg:width="8.75cm" svg:height="2.714cm" svg:x="2cm" svg:y="3.25cm">
          <draw:image xlink:href="Pictures/10000001000004B00000015EAFFAA4876F92E4A9.png" xlink:type="simple" xlink:show="embed" xlink:actuate="onLoad" draw:mime-type="image/png">
            <text:p/>
          </draw:image>
        </draw:frame>
        <draw:frame draw:style-name="gr1" draw:text-style-name="P1" draw:layer="layout" svg:width="12.827cm" svg:height="12.827cm" svg:x="8.173cm" svg:y="2.75cm">
          <draw:image xlink:href="Pictures/100000010000022300000223A13E582E76C3CBB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ffffff" draw:end-color="#dee6e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1T11:31:04.224000000</meta:creation-date>
    <dc:date>2021-10-23T07:56:00.081000000</dc:date>
    <meta:editing-duration>PT7M23S</meta:editing-duration>
    <meta:editing-cycles>5</meta:editing-cycles>
    <meta:generator>LibreOffice/7.2.0.4$Windows_X86_64 LibreOffice_project/9a9c6381e3f7a62afc1329bd359cc48accb6435b</meta:generator>
    <meta:document-statistic meta:object-count="6"/>
  </office:meta>
</office:document-meta>
</file>